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style:text-underline-style="none" officeooo:rsid="003ba3ed" officeooo:paragraph-rsid="004755e1"/>
    </style:style>
    <style:style style:name="P10" style:family="paragraph" style:parent-style-name="Text_20_body">
      <style:text-properties officeooo:rsid="00499bd3" officeooo:paragraph-rsid="00542f98"/>
    </style:style>
    <style:style style:name="P11" style:family="paragraph" style:parent-style-name="Text_20_body">
      <style:text-properties officeooo:rsid="0055bdd0" officeooo:paragraph-rsid="0055bdd0"/>
    </style:style>
    <style:style style:name="P12" style:family="paragraph" style:parent-style-name="Text_20_body">
      <style:text-properties officeooo:rsid="005f8938" officeooo:paragraph-rsid="005f8938"/>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6" style:family="text">
      <style:text-properties officeooo:rsid="001e0152"/>
    </style:style>
    <style:style style:name="T7" style:family="text">
      <style:text-properties officeooo:rsid="001ecc8a"/>
    </style:style>
    <style:style style:name="T8" style:family="text">
      <style:text-properties officeooo:rsid="001f956e"/>
    </style:style>
    <style:style style:name="T9" style:family="text">
      <style:text-properties officeooo:rsid="00204da8"/>
    </style:style>
    <style:style style:name="T10" style:family="text">
      <style:text-properties officeooo:rsid="002086c2"/>
    </style:style>
    <style:style style:name="T11" style:family="text">
      <style:text-properties officeooo:rsid="002597d0"/>
    </style:style>
    <style:style style:name="T12" style:family="text">
      <style:text-properties officeooo:rsid="00261ecd"/>
    </style:style>
    <style:style style:name="T13" style:family="text">
      <style:text-properties officeooo:rsid="00285e42"/>
    </style:style>
    <style:style style:name="T14" style:family="text">
      <style:text-properties officeooo:rsid="002b8ed0"/>
    </style:style>
    <style:style style:name="T15" style:family="text">
      <style:text-properties officeooo:rsid="002df312"/>
    </style:style>
    <style:style style:name="T16" style:family="text">
      <style:text-properties officeooo:rsid="002ea2b5"/>
    </style:style>
    <style:style style:name="T17" style:family="text">
      <style:text-properties officeooo:rsid="003136c4"/>
    </style:style>
    <style:style style:name="T18" style:family="text">
      <style:text-properties officeooo:rsid="003259d2"/>
    </style:style>
    <style:style style:name="T19" style:family="text">
      <style:text-properties officeooo:rsid="0033517d"/>
    </style:style>
    <style:style style:name="T20" style:family="text">
      <style:text-properties officeooo:rsid="0034be2e"/>
    </style:style>
    <style:style style:name="T21" style:family="text">
      <style:text-properties officeooo:rsid="00359d88"/>
    </style:style>
    <style:style style:name="T22" style:family="text">
      <style:text-properties officeooo:rsid="00381534"/>
    </style:style>
    <style:style style:name="T23" style:family="text">
      <style:text-properties officeooo:rsid="0039a9ea"/>
    </style:style>
    <style:style style:name="T24" style:family="text">
      <style:text-properties officeooo:rsid="003dccaf"/>
    </style:style>
    <style:style style:name="T25" style:family="text">
      <style:text-properties officeooo:rsid="003fa012"/>
    </style:style>
    <style:style style:name="T26" style:family="text">
      <style:text-properties officeooo:rsid="003fe8bc"/>
    </style:style>
    <style:style style:name="T27" style:family="text">
      <style:text-properties officeooo:rsid="00401625"/>
    </style:style>
    <style:style style:name="T28" style:family="text">
      <style:text-properties officeooo:rsid="00424ae7"/>
    </style:style>
    <style:style style:name="T29" style:family="text">
      <style:text-properties officeooo:rsid="0043d822"/>
    </style:style>
    <style:style style:name="T30" style:family="text">
      <style:text-properties officeooo:rsid="004407f9"/>
    </style:style>
    <style:style style:name="T31" style:family="text">
      <style:text-properties officeooo:rsid="0045efa2"/>
    </style:style>
    <style:style style:name="T32" style:family="text">
      <style:text-properties officeooo:rsid="004630ec"/>
    </style:style>
    <style:style style:name="T33" style:family="text">
      <style:text-properties officeooo:rsid="0047a209"/>
    </style:style>
    <style:style style:name="T34" style:family="text">
      <style:text-properties officeooo:rsid="004ea34c"/>
    </style:style>
    <style:style style:name="T35" style:family="text">
      <style:text-properties officeooo:rsid="004eb005"/>
    </style:style>
    <style:style style:name="T36" style:family="text">
      <style:text-properties officeooo:rsid="005042bb"/>
    </style:style>
    <style:style style:name="T37" style:family="text">
      <style:text-properties officeooo:rsid="005042df"/>
    </style:style>
    <style:style style:name="T38" style:family="text">
      <style:text-properties officeooo:rsid="00516148"/>
    </style:style>
    <style:style style:name="T39" style:family="text">
      <style:text-properties officeooo:rsid="00522a75"/>
    </style:style>
    <style:style style:name="T40" style:family="text">
      <style:text-properties officeooo:rsid="0053774b"/>
    </style:style>
    <style:style style:name="T41" style:family="text">
      <style:text-properties officeooo:rsid="00539554"/>
    </style:style>
    <style:style style:name="T42" style:family="text">
      <style:text-properties officeooo:rsid="00542f98"/>
    </style:style>
    <style:style style:name="T43" style:family="text">
      <style:text-properties officeooo:rsid="005500c0"/>
    </style:style>
    <style:style style:name="T44" style:family="text">
      <style:text-properties officeooo:rsid="00567415"/>
    </style:style>
    <style:style style:name="T45" style:family="text">
      <style:text-properties officeooo:rsid="00577109"/>
    </style:style>
    <style:style style:name="T46" style:family="text">
      <style:text-properties officeooo:rsid="005772ba"/>
    </style:style>
    <style:style style:name="T47" style:family="text">
      <style:text-properties officeooo:rsid="0057a487"/>
    </style:style>
    <style:style style:name="T48" style:family="text">
      <style:text-properties officeooo:rsid="00588d3e"/>
    </style:style>
    <style:style style:name="T49" style:family="text">
      <style:text-properties officeooo:rsid="0059e6ea"/>
    </style:style>
    <style:style style:name="T50" style:family="text">
      <style:text-properties officeooo:rsid="005c02dc"/>
    </style:style>
    <style:style style:name="T51" style:family="text">
      <style:text-properties officeooo:rsid="005f9381"/>
    </style:style>
    <style:style style:name="T52" style:family="text">
      <style:text-properties officeooo:rsid="005fc914"/>
    </style:style>
    <style:style style:name="T53" style:family="text">
      <style:text-properties officeooo:rsid="006219d8"/>
    </style:style>
    <style:style style:name="T54" style:family="text">
      <style:text-properties officeooo:rsid="006363f5"/>
    </style:style>
    <style:style style:name="T55" style:family="text">
      <style:text-properties officeooo:rsid="0064ad9b"/>
    </style:style>
    <style:style style:name="T56" style:family="text">
      <style:text-properties officeooo:rsid="00652608"/>
    </style:style>
    <style:style style:name="T57" style:family="text">
      <style:text-properties officeooo:rsid="00686088"/>
    </style:style>
    <style:style style:name="T58" style:family="text">
      <style:text-properties officeooo:rsid="006c5e11"/>
    </style:style>
    <style:style style:name="T59" style:family="text">
      <style:text-properties officeooo:rsid="006e009c"/>
    </style:style>
    <style:style style:name="T60" style:family="text">
      <style:text-properties style:text-underline-style="none" officeooo:rsid="006e009c"/>
    </style:style>
    <style:style style:name="T61" style:family="text">
      <style:text-properties style:text-underline-style="none" officeooo:rsid="00711d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2">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5">IMPORTANTE: Se trata de establecer cómo va a crecer, no cuánto es en casos específicos.</text:span></text:p>
      <text:p text:style-name="P4"><text:span text:style-name="T4">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6">Arrays</text:span></text:p>
      <text:p text:style-name="P6">Un array es un espacio de memoria continuo <text:span text:style-name="T7">que tiene un cierto número de bytes. </text:span><text:span text:style-name="T8">Para el ordenador, esto forma parte todo del mismo número, </text:span><text:span text:style-name="T9">lo único que al acceder a una posición concreta para almacenar o borrar un valor </text:span><text:span text:style-name="T10">se dice qué parte ha de cambiar </text:span><text:span text:style-name="T11">y es entonces que el compilador lo interpreta como un valor concreto. </text:span></text:p>
      <text:p text:style-name="P6"><text:span text:style-name="T11">Obviamente, cuando alteramos el valor de un array, su notación en Big O siempre va a ser </text:span><text:span text:style-name="T12">O</text:span><text:span text:style-name="T11">1, o sea, constante, ya que no importa a qué posición accedamos, el input no va alterar el número de operaciones a realizar, simplemente </text:span><text:span text:style-name="T13">es una constante.</text:span></text:p>
      <text:p text:style-name="Subtitle">- <text:span text:style-name="T14">Búsqueda binaria</text:span></text:p>
      <text:p text:style-name="P7">Este método se puede aplicar cuando contamos con un <text:span text:style-name="T19">array</text:span> que se encuentra ordenado. <text:span text:style-name="T15">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7">(eso o nos damos cuenta de que ese valor no existe), </text:span><text:span text:style-name="T20">que será una sola cifra</text:span><text:span text:style-name="T15">. Esto es, en definitiva, una búsqueda de tipo logN, o </text:span><text:soft-page-break/><text:span text:style-name="T15">logarítmica, porque observamos </text:span><text:span text:style-name="T16">en cuántas partes iguales de base 2 podemos dividir un arrary de un número N de elementos </text:span><text:span text:style-name="T18">hasta que lleguemos a un solo número </text:span><text:span text:style-name="T21">(lo que viene a ser un logaritmo).</text:span></text:p>
      <text:p text:style-name="Subtitle">- <text:span text:style-name="T22">Bubble sort (algoritmo de </text:span><text:span text:style-name="T23">clasificación)</text:span></text:p>
      <text:p text:style-name="P8">Con Bubble Sort buscamos ordenar un array de manera <text:span text:style-name="T24">que todos los elementos estén colocados de mayor a menor </text:span><text:span text:style-name="T25">(esto lo apliqué ya en 42). </text:span><text:span text:style-name="T26">Una peculiaridad de este código es que en la primera iteración </text:span><text:span text:style-name="T27">ya se logra </text:span><text:span text:style-name="T28">colocar el valor más grande al final del array, </text:span><text:span text:style-name="T30">por lo que en las siguientes iteraciones solo hay que iterar hasta la posición anterior al máximo de la anterior iteración</text:span><text:span text:style-name="T28">. </text:span></text:p>
      <text:p text:style-name="P8"><text:span text:style-name="T29">El tiempo de ejecución de este algoritmo es de O(n2), </text:span><text:span text:style-name="T31">aunque hay que destacar que a pesar de que tanto el algoritmo de Prime como el mío so</text:span><text:span text:style-name="T32">n iguales dentro de la escala Big-O, en la práctica el suyo es más eficiente, ya que requiere de menos iteraciones para completarse.</text:span></text:p>
      <text:p text:style-name="Subtitle">- <text:span text:style-name="T33">Linked list</text:span></text:p>
      <text:p text:style-name="P10">Las listas enlazadas a menudo se suele decir que están basadas en nodos que conectan datos entre sí. <text:span text:style-name="T34">Estos nodos no solo presentan un valor en sí mismo, sino que incluyen también </text:span><text:span text:style-name="T35">la referencia al siguiente valor (como un puntero), </text:span><text:span text:style-name="T36">por lo que si queremos acceder a un elemento concreto se debe </text:span><text:span text:style-name="T37">seguir el rastro de </text:span><text:span text:style-name="T38">los valores anteriores. </text:span></text:p>
      <text:p text:style-name="P10"><text:span text:style-name="T39">Dentro de los tipos de listas enlazadas, están las simples, las cuales solo tienen </text:span><text:span text:style-name="T40">punteros hacia los valores que tienen delante, pero no los que dejaron atrás, lo que significa que </text:span><text:span text:style-name="T41">solo se puede avanzar y nunca retroceder. </text:span><text:span text:style-name="T42">En cambio, las listas dobles contienen la referencia al valor anterior, </text:span><text:span text:style-name="T43">por lo que se puede avanzar y retroceder en cualquier punto según se necesite.</text:span></text:p>
      <text:p text:style-name="P11">Una de las ventajas de las listas enlazadas respecto de los arrays es que en las primeras sí que se pueden modificar su tamaño y realizar inserciones donde queramos dentro de <text:span text:style-name="T44">la lista. </text:span><text:span text:style-name="T45">Realizar inserciones dentro de una linked list tiene una complejidad de </text:span><text:span text:style-name="T59">O</text:span><text:span text:style-name="T46">(1), es decir, constante, </text:span><text:span text:style-name="T47">ya </text:span><text:span text:style-name="T48">que </text:span><text:span text:style-name="T49">no depende del input ni de los elementos totales de la lista, </text:span><text:span text:style-name="T50">es una operación que se ejecuta simplemente y ya está.</text:span></text:p>
      <text:p text:style-name="P12">A la hora de eliminar nodos e<text:span text:style-name="T51">n linked lists </text:span><text:span text:style-name="T52">dobles es más complicado, ya que </text:span><text:span text:style-name="T53">hay que realizar las operaciones de manera ordenada o de lo contrario esto podría significar desconectar nodos para siempre de la lista. </text:span><text:span text:style-name="T54">Primero se debe establecer que el elemento anterior al que se </text:span><text:soft-page-break/><text:span text:style-name="T54">quiere borrar ha de apuntar a </text:span><text:span text:style-name="T55">al elemento siguiente del que se quiere borrar </text:span><text:span text:style-name="T56">y ya de ahí que el elemento siguiente al que se quiere borrar apunte al elemento previo del que se quiere borrar. Una vez hecho esto se puede borrar el elemento final. </text:span><text:span text:style-name="T57">Se debe seguir este orden porque si se comienza por alterar por el elemento siguiente al que se desea borrar, luego no se puede volver al anterior. </text:span><text:span text:style-name="T58">Estas operaciones son también </text:span><text:span text:style-name="T59">O(1)</text:span><text:span text:style-name="T60">, </text:span><text:span text:style-name="T61">ya que no son afectadas por el input y siempre realizan el mismo número de operacion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14T18:58:39.277000000</dc:date>
    <meta:editing-duration>PT19H40M35S</meta:editing-duration>
    <meta:editing-cycles>89</meta:editing-cycles>
    <meta:generator>LibreOffice/7.6.2.1$Windows_X86_64 LibreOffice_project/56f7684011345957bbf33a7ee678afaf4d2ba333</meta:generator>
    <meta:document-statistic meta:table-count="0" meta:image-count="0" meta:object-count="0" meta:page-count="3" meta:paragraph-count="19" meta:word-count="885" meta:character-count="4924" meta:non-whitespace-character-count="4055"/>
  </office:meta>
</office:document-meta>
</file>